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 style:font-name-complex="F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 style:font-name-complex="F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 Vacc, T1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16:30:59.25148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8T16:34:29.326231941</dc:date>
    <dc:creator>Tristan Braquelaire</dc:creator>
    <meta:editing-duration>PT15M34S</meta:editing-duration>
    <meta:editing-cycles>5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